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7800000078EDC3B169886C47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loext:padding="0.049cm" loext:border="0.06pt solid #d9d9e3"/>
    </style:style>
    <style:style style:name="P4" style:family="paragraph" style:parent-style-name="Text_20_body">
      <style:text-properties officeooo:paragraph-rsid="001118f6" loext:padding="0.049cm" loext:border="0.06pt solid #d9d9e3"/>
    </style:style>
    <style:style style:name="P5" style:family="paragraph" style:parent-style-name="Standard">
      <style:text-properties officeooo:rsid="001118f6" officeooo:paragraph-rsid="001118f6"/>
    </style:style>
    <style:style style:name="P6" style:family="paragraph" style:parent-style-name="Text_20_body">
      <style:text-properties officeooo:rsid="001118f6" officeooo:paragraph-rsid="001118f6"/>
    </style:style>
    <style:style style:name="P7" style:family="paragraph" style:parent-style-name="Standard">
      <style:text-properties fo:font-weight="bold" officeooo:rsid="00126d72" officeooo:paragraph-rsid="00126d72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9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1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4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6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18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9" style:family="paragraph" style:parent-style-name="Text_20_body">
      <style:text-properties officeooo:paragraph-rsid="001118f6" loext:padding="0.049cm" loext:border="0.06pt solid #d9d9e3"/>
    </style:style>
    <style:style style:name="P20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2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2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</style:style>
    <style:style style:name="P2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232920"/>
    </style:style>
    <style:style style:name="T3" style:family="text">
      <style:text-properties officeooo:rsid="001e0324"/>
    </style:style>
    <style:style style:name="T4" style:family="text">
      <style:text-properties officeooo:rsid="0017b2f8"/>
    </style:style>
    <style:style style:name="T5" style:family="text">
      <style:text-properties officeooo:rsid="0017b9c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justify" draw:textarea-vertical-align="middle" draw:auto-grow-height="false" fo:min-height="1.614cm" fo:min-width="16.589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P sanBlas – Módulo 01 – 2<text:span text:style-name="T4">4</text:span><text:span text:style-name="T2">/</text:span><text:span text:style-name="T3">01</text:span>/202<text:span text:style-name="T3">4</text:span></text:p>
      <text:p text:style-name="P5"/>
      <text:p text:style-name="P5"/>
      <text:p text:style-name="P5"><text:a xlink:type="simple" xlink:href="https://es.wikipedia.org/wiki/Tarjeta_de_sonido" text:style-name="Internet_20_link" text:visited-style-name="Visited_20_Internet_20_Link">https://es.wikipedia.org/wiki/Tarjeta_de_sonido</text:a></text:p>
      <text:p text:style-name="P5"/>
      <text:p text:style-name="P6">Las tarjetas de sonido, también conocidas como tarjetas de audio, son componentes esenciales en una computadora que gestionan la reproducción y grabación de sonido. Aquí hay algunas características clave asociadas con las tarjetas de sonido de una PC:</text:p>
      <text:list text:style-name="L1">
        <text:list-item>
          <text:p text:style-name="P9"><text:span text:style-name="Strong_20_Emphasis"><text:span text:style-name="T1">Calidad de Sonido:</text:span></text:span></text:p>
          <text:list>
            <text:list-item>
              <text:p text:style-name="P10">La calidad de sonido es una consideración fundamental. Las tarjetas de sonido de mayor calidad ofrecen una reproducción más precisa y detallada del audio.</text:p>
            </text:list-item>
          </text:list>
        </text:list-item>
        <text:list-item>
          <text:p text:style-name="P9"><text:span text:style-name="Strong_20_Emphasis"><text:span text:style-name="T1">Resolución de Audio:</text:span></text:span></text:p>
          <text:list>
            <text:list-item>
              <text:p text:style-name="P10">La resolución de audio se mide en bits y afecta la calidad del sonido. Una mayor resolución, como 24 bits, permite una reproducción más precisa de las sutilezas del audio.</text:p>
            </text:list-item>
          </text:list>
        </text:list-item>
        <text:list-item>
          <text:p text:style-name="P9"><text:span text:style-name="Strong_20_Emphasis"><text:span text:style-name="T1">Frecuencia de Muestreo:</text:span></text:span></text:p>
          <text:list>
            <text:list-item>
              <text:p text:style-name="P10">La frecuencia de muestreo se mide en kHz y determina cuántas muestras se toman por segundo. Valores comunes incluyen 44.1 kHz (calidad de CD), 48 kHz y 96 kHz.</text:p>
            </text:list-item>
          </text:list>
        </text:list-item>
        <text:list-item>
          <text:p text:style-name="P9"><text:span text:style-name="Strong_20_Emphasis"><text:span text:style-name="T1">Canales de Audio:</text:span></text:span></text:p>
          <text:list>
            <text:list-item>
              <text:p text:style-name="P10">La cantidad de canales de audio determina la capacidad de la tarjeta para reproducir sonido envolvente. Las tarjetas de sonido pueden ser estéreo (2 canales), 5.1 (seis canales) o 7.1 (ocho canales), entre otros.</text:p>
            </text:list-item>
          </text:list>
        </text:list-item>
        <text:list-item>
          <text:p text:style-name="P9"><text:span text:style-name="Strong_20_Emphasis"><text:span text:style-name="T1">Relación Señal-Ruido (SNR):</text:span></text:span></text:p>
          <text:list>
            <text:list-item>
              <text:p text:style-name="P10">La relación señal-ruido indica la proporción entre la señal deseada (sonido) y el ruido. Un mayor valor de SNR se traduce en una señal más limpia y menos interferencias no deseadas.</text:p>
            </text:list-item>
          </text:list>
        </text:list-item>
        <text:list-item>
          <text:p text:style-name="P9"><text:span text:style-name="Strong_20_Emphasis"><text:span text:style-name="T1">Amplificadores Integrados:</text:span></text:span></text:p>
          <text:list>
            <text:list-item>
              <text:p text:style-name="P10">Algunas tarjetas de sonido incorporan amplificadores para mejorar la potencia de salida y permitir la conexión con auriculares de alta impedancia.</text:p>
            </text:list-item>
          </text:list>
        </text:list-item>
        <text:list-item>
          <text:p text:style-name="P9"><text:span text:style-name="Strong_20_Emphasis"><text:span text:style-name="T1">Tecnologías de Mejora de Audio:</text:span></text:span></text:p>
          <text:list>
            <text:list-item>
              <text:p text:style-name="P10">Diversas tecnologías, como Dolby Digital, DTS, y otras, ofrecen mejoras en la experiencia de sonido, especialmente en el ámbito del entretenimiento y los juegos.</text:p>
            </text:list-item>
          </text:list>
        </text:list-item>
        <text:list-item>
          <text:p text:style-name="P9"><text:span text:style-name="Strong_20_Emphasis"><text:span text:style-name="T1">Procesadores de Señal Digital (DSP):</text:span></text:span></text:p>
          <text:list>
            <text:list-item>
              <text:p text:style-name="P10">Los DSP pueden realizar procesamiento de audio en tiempo real para aplicar efectos y mejoras al sonido.</text:p>
            </text:list-item>
          </text:list>
        </text:list-item>
        <text:list-item>
          <text:p text:style-name="P9"><text:span text:style-name="Strong_20_Emphasis"><text:span text:style-name="T1">Conectividad:</text:span></text:span></text:p>
          <text:list>
            <text:list-item>
              <text:p text:style-name="P10"><text:soft-page-break/>Las tarjetas de sonido pueden tener diferentes tipos de conexiones, incluyendo PCI, PCIe, USB, y más recientemente, conexiones integradas en la placa base.</text:p>
            </text:list-item>
          </text:list>
        </text:list-item>
        <text:list-item>
          <text:p text:style-name="P9"><text:span text:style-name="Strong_20_Emphasis"><text:span text:style-name="T1">Entradas y Salidas:</text:span></text:span></text:p>
          <text:list>
            <text:list-item>
              <text:p text:style-name="P10">Las tarjetas de sonido suelen tener una variedad de entradas y salidas para conectar micrófonos, altavoces, auriculares, instrumentos musicales, etc.</text:p>
            </text:list-item>
          </text:list>
        </text:list-item>
        <text:list-item>
          <text:p text:style-name="P9"><text:span text:style-name="Strong_20_Emphasis"><text:span text:style-name="T1">Latencia:</text:span></text:span></text:p>
          <text:list>
            <text:list-item>
              <text:p text:style-name="P10">La latencia es el tiempo que tarda la tarjeta de sonido en procesar una señal. Una baja latencia es crucial para aplicaciones en tiempo real, como grabación y reproducción de audio en vivo.</text:p>
            </text:list-item>
          </text:list>
        </text:list-item>
        <text:list-item>
          <text:p text:style-name="P9"><text:span text:style-name="Strong_20_Emphasis"><text:span text:style-name="T1">Compatibilidad con Audio de Alta Resolución:</text:span></text:span></text:p>
          <text:list>
            <text:list-item>
              <text:p text:style-name="P10">Algunas tarjetas de sonido son compatibles con audio de alta resolución para una reproducción de sonido superior.</text:p>
            </text:list-item>
          </text:list>
        </text:list-item>
        <text:list-item>
          <text:p text:style-name="P9"><text:span text:style-name="Strong_20_Emphasis"><text:span text:style-name="T1">Software y Controladores:</text:span></text:span></text:p>
          <text:list>
            <text:list-item>
              <text:p text:style-name="P10">El software y los controladores asociados con la tarjeta de sonido pueden ofrecer configuraciones avanzadas, ecualización personalizada y funciones especiales.</text:p>
            </text:list-item>
          </text:list>
        </text:list-item>
        <text:list-item>
          <text:p text:style-name="P9"><text:span text:style-name="Strong_20_Emphasis"><text:span text:style-name="T1">Capacidades de Grabación:</text:span></text:span></text:p>
          <text:list>
            <text:list-item>
              <text:p text:style-name="P10">Las tarjetas de sonido también son evaluadas por sus capacidades de grabación, incluyendo la calidad de los preamplificadores de micrófono y la resolución de grabación.</text:p>
            </text:list-item>
          </text:list>
        </text:list-item>
        <text:list-item>
          <text:p text:style-name="P9"><text:span text:style-name="Strong_20_Emphasis"><text:span text:style-name="T1">Compatibilidad con Tecnologías 3D y Sonido Envolvente:</text:span></text:span></text:p>
          <text:list>
            <text:list-item>
              <text:p text:style-name="P9">Algunas tarjetas de sonido ofrecen soporte para tecnologías 3D y sonido envolvente para una experiencia de audio más inmersiva.</text:p>
            </text:list-item>
          </text:list>
        </text:list-item>
      </text:list>
      <text:p text:style-name="P8">Al elegir una tarjeta de sonido, es importante considerar las necesidades específicas del usuario, como la calidad del audio deseada, el tipo de aplicaciones utilizadas (juegos, producción musical, grabación, etc.) y el equipo existente en la computadora.</text:p>
      <text:p text:style-name="P5"/>
      <text:p text:style-name="P5"/>
      <text:p text:style-name="P5"><text:a xlink:type="simple" xlink:href="https://es.wikipedia.org/wiki/Auricular" text:style-name="Internet_20_link" text:visited-style-name="Visited_20_Internet_20_Link">https://es.wikipedia.org/wiki/Auricular</text:a> <text:s/></text:p>
      <text:p text:style-name="P5"/>
      <text:p text:style-name="P4">Los auriculares para PC han evolucionado con el tiempo para ofrecer diversas características y tecnologías que mejoran la experiencia de audio. Aquí hay algunas tecnologías comunes asociadas con auriculares para PC:</text:p>
      <text:list text:style-name="L2">
        <text:list-item>
          <text:p text:style-name="P11"><text:span text:style-name="Strong_20_Emphasis"><text:span text:style-name="T1">Conexión:</text:span></text:span></text:p>
          <text:list>
            <text:list-item>
              <text:p text:style-name="P12"><text:span text:style-name="Strong_20_Emphasis"><text:span text:style-name="T1">Cableados:</text:span></text:span><text:span text:style-name="T1"> Los auriculares con cable se conectan directamente al puerto de audio de la computadora a través de un conector de 3.5 mm o USB.</text:span></text:p>
            </text:list-item>
            <text:list-item>
              <text:p text:style-name="P12"><text:soft-page-break/><text:span text:style-name="Strong_20_Emphasis"><text:span text:style-name="T1">Inalámbricos:</text:span></text:span><text:span text:style-name="T1"> Utilizan tecnologías como Bluetooth para conectarse de forma inalámbrica a la computadora. Algunos auriculares inalámbricos para juegos también utilizan tecnologías propietarias para minimizar la latencia.</text:span></text:p>
            </text:list-item>
          </text:list>
        </text:list-item>
        <text:list-item>
          <text:p text:style-name="P11"><text:span text:style-name="Strong_20_Emphasis"><text:span text:style-name="T1">Sonido Envolvente:</text:span></text:span></text:p>
          <text:list>
            <text:list-item>
              <text:p text:style-name="P12"><text:span text:style-name="Strong_20_Emphasis"><text:span text:style-name="T1">Sonido Envolvente Virtual:</text:span></text:span><text:span text:style-name="T1"> Muchos auriculares para juegos ofrecen sonido envolvente virtual para una experiencia más inmersiva. Esto se logra a través de técnicas de procesamiento de audio que simulan la dirección del sonido.</text:span></text:p>
            </text:list-item>
            <text:list-item>
              <text:p text:style-name="P12"><text:span text:style-name="Strong_20_Emphasis"><text:span text:style-name="T1">Sonido Envolvente Real:</text:span></text:span><text:span text:style-name="T1"> Algunos auriculares más avanzados ofrecen sonido envolvente real con múltiples altavoces integrados.</text:span></text:p>
            </text:list-item>
          </text:list>
        </text:list-item>
        <text:list-item>
          <text:p text:style-name="P11"><text:span text:style-name="Strong_20_Emphasis"><text:span text:style-name="T1">Cancelación de Ruido:</text:span></text:span></text:p>
          <text:list>
            <text:list-item>
              <text:p text:style-name="P12"><text:span text:style-name="Strong_20_Emphasis"><text:span text:style-name="T1">Cancelación Activa de Ruido (ANC):</text:span></text:span><text:span text:style-name="T1"> Utiliza micrófonos incorporados para detectar y cancelar activamente el ruido ambiental, proporcionando una experiencia más tranquila.</text:span></text:p>
            </text:list-item>
            <text:list-item>
              <text:p text:style-name="P12"><text:span text:style-name="Strong_20_Emphasis"><text:span text:style-name="T1">Cancelación de Ruido Pasiva:</text:span></text:span><text:span text:style-name="T1"> Lograda mediante el diseño físico del auricular y el uso de materiales aislantes para bloquear el ruido exterior.</text:span></text:p>
            </text:list-item>
          </text:list>
        </text:list-item>
        <text:list-item>
          <text:p text:style-name="P11"><text:span text:style-name="Strong_20_Emphasis"><text:span text:style-name="T1">Micrófonos Incorporados:</text:span></text:span></text:p>
          <text:list>
            <text:list-item>
              <text:p text:style-name="P13">Muchos auriculares para PC tienen micrófonos incorporados para facilitar las conversaciones en línea y las sesiones de juego.</text:p>
            </text:list-item>
          </text:list>
        </text:list-item>
        <text:list-item>
          <text:p text:style-name="P11"><text:span text:style-name="Strong_20_Emphasis"><text:span text:style-name="T1">Compatibilidad con 7.1 Surround:</text:span></text:span></text:p>
          <text:list>
            <text:list-item>
              <text:p text:style-name="P13">Algunos auriculares para juegos ofrecen sonido envolvente 7.1 para una experiencia auditiva más inmersiva.</text:p>
            </text:list-item>
          </text:list>
        </text:list-item>
        <text:list-item>
          <text:p text:style-name="P11"><text:span text:style-name="Strong_20_Emphasis"><text:span text:style-name="T1">Ecualización y Perfiles de Sonido:</text:span></text:span></text:p>
          <text:list>
            <text:list-item>
              <text:p text:style-name="P13">Algunos auriculares permiten a los usuarios personalizar la ecualización o seleccionar perfiles de sonido predefinidos para adaptarse a diferentes géneros musicales, juegos o preferencias personales.</text:p>
            </text:list-item>
          </text:list>
        </text:list-item>
        <text:list-item>
          <text:p text:style-name="P11"><text:span text:style-name="Strong_20_Emphasis"><text:span text:style-name="T1">Iluminación RGB:</text:span></text:span></text:p>
          <text:list>
            <text:list-item>
              <text:p text:style-name="P13">Especialmente en auriculares para juegos, la iluminación RGB integrada puede agregar un toque estético y personalizado.</text:p>
            </text:list-item>
          </text:list>
        </text:list-item>
        <text:list-item>
          <text:p text:style-name="P11"><text:span text:style-name="Strong_20_Emphasis"><text:span text:style-name="T1">Controladores de Alta Fidelidad:</text:span></text:span></text:p>
          <text:list>
            <text:list-item>
              <text:p text:style-name="P13">Auriculares de alta calidad pueden contar con controladores de alta fidelidad para ofrecer una reproducción de sonido más nítida y detallada.</text:p>
            </text:list-item>
          </text:list>
        </text:list-item>
        <text:list-item>
          <text:p text:style-name="P11"><text:span text:style-name="Strong_20_Emphasis"><text:span text:style-name="T1">Construcción y Comodidad:</text:span></text:span></text:p>
          <text:list>
            <text:list-item>
              <text:p text:style-name="P13"><text:soft-page-break/>Materiales de alta calidad, almohadillas cómodas y ajuste ergonómico contribuyen a la durabilidad y comodidad del usuario durante largas sesiones de uso.</text:p>
            </text:list-item>
          </text:list>
        </text:list-item>
        <text:list-item>
          <text:p text:style-name="P11"><text:span text:style-name="Strong_20_Emphasis"><text:span text:style-name="T1">Compatibilidad con Software Específico:</text:span></text:span></text:p>
          <text:list>
            <text:list-item>
              <text:p text:style-name="P13">Algunos auriculares para juegos vienen con software específico que permite ajustes más detallados, actualizaciones de firmware y personalización de configuraciones.</text:p>
            </text:list-item>
          </text:list>
        </text:list-item>
        <text:list-item>
          <text:p text:style-name="P11"><text:span text:style-name="Strong_20_Emphasis"><text:span text:style-name="T1">Latencia Baja:</text:span></text:span></text:p>
          <text:list>
            <text:list-item>
              <text:p text:style-name="P13">Importante para auriculares utilizados en juegos, la latencia baja garantiza que el sonido esté sincronizado adecuadamente con las acciones en pantalla.</text:p>
            </text:list-item>
          </text:list>
        </text:list-item>
        <text:list-item>
          <text:p text:style-name="P11"><text:span text:style-name="Strong_20_Emphasis"><text:span text:style-name="T1">Carga Rápida y Duración de la Batería:</text:span></text:span></text:p>
          <text:list>
            <text:list-item>
              <text:p text:style-name="P13">Relevante para auriculares inalámbricos, la capacidad de carga rápida y una duración de batería adecuada son consideraciones importantes.</text:p>
            </text:list-item>
          </text:list>
        </text:list-item>
        <text:list-item>
          <text:p text:style-name="P11"><text:span text:style-name="Strong_20_Emphasis"><text:span text:style-name="T1">Compatibilidad con Asistentes de Voz:</text:span></text:span></text:p>
          <text:list>
            <text:list-item>
              <text:p text:style-name="P14">Algunos auriculares pueden integrarse con asistentes de voz como Siri, Google Assistant o Alexa.</text:p>
            </text:list-item>
          </text:list>
        </text:list-item>
      </text:list>
      <text:p text:style-name="P1">La elección de auriculares para PC dependerá de las preferencias personales del usuario, el uso previsto (juegos, música, llamadas, etc.) y las características específicas que se valoren más.</text:p>
      <text:p text:style-name="P2"><draw:frame draw:style-name="fr1" draw:name="Imagen1" text:anchor-type="as-char" svg:width="0.635cm" svg:height="0.635cm" draw:z-index="1"><draw:image xlink:href="Pictures/100000000000007800000078EDC3B169886C47E9.png" xlink:type="simple" xlink:show="embed" xlink:actuate="onLoad" draw:mime-type="image/png"/><svg:title>User</svg:title></draw:frame></text:p>
      <text:p text:style-name="P2">Tú</text:p>
      <text:p text:style-name="P2">Tecnologías de altavoces para <text:span text:style-name="T5">p</text:span>C</text:p>
      <text:p text:style-name="P3">ChatGPT</text:p>
      <text:p text:style-name="P1">Los altavoces para PC han experimentado diversas mejoras y han incorporado diferentes tecnologías para ofrecer una calidad de sonido más rica y envolvente. A continuación, se describen algunas tecnologías comunes asociadas con altavoces para PC:</text:p>
      <text:list text:style-name="L3">
        <text:list-item>
          <text:p text:style-name="P20"><text:span text:style-name="Strong_20_Emphasis"><text:span text:style-name="T1">Conexiones:</text:span></text:span></text:p>
          <text:list>
            <text:list-item>
              <text:p text:style-name="P21"><text:span text:style-name="Strong_20_Emphasis"><text:span text:style-name="T1">Conexión Cableada:</text:span></text:span><text:span text:style-name="T1"> Los altavoces pueden conectarse a la computadora mediante un cable auxiliar (3.5 mm), USB o con conectores específicos, dependiendo del modelo.</text:span></text:p>
            </text:list-item>
            <text:list-item>
              <text:p text:style-name="P21"><text:span text:style-name="Strong_20_Emphasis"><text:span text:style-name="T1">Conexión Inalámbrica:</text:span></text:span><text:span text:style-name="T1"> Algunos altavoces utilizan tecnologías inalámbricas como Bluetooth para conectarse a la computadora.</text:span></text:p>
            </text:list-item>
          </text:list>
        </text:list-item>
        <text:list-item>
          <text:p text:style-name="P20"><text:span text:style-name="Strong_20_Emphasis"><text:span text:style-name="T1">Sonido Estéreo y Surround:</text:span></text:span></text:p>
          <text:list>
            <text:list-item>
              <text:p text:style-name="P21"><text:span text:style-name="Strong_20_Emphasis"><text:span text:style-name="T1">Sonido Estéreo:</text:span></text:span><text:span text:style-name="T1"> Los altavoces estéreo utilizan dos canales de audio para proporcionar una experiencia de sonido básica.</text:span></text:p>
            </text:list-item>
            <text:list-item>
              <text:p text:style-name="P21"><text:soft-page-break/><text:span text:style-name="Strong_20_Emphasis"><text:span text:style-name="T1">Sonido Surround:</text:span></text:span><text:span text:style-name="T1"> Algunos altavoces ofrecen sonido surround virtual o real, utilizando múltiples altavoces para crear una experiencia más envolvente.</text:span></text:p>
            </text:list-item>
          </text:list>
        </text:list-item>
        <text:list-item>
          <text:p text:style-name="P20"><text:span text:style-name="Strong_20_Emphasis"><text:span text:style-name="T1">Subwoofer Incorporado:</text:span></text:span></text:p>
          <text:list>
            <text:list-item>
              <text:p text:style-name="P15">Los sistemas de altavoces con subwoofer incorporado ofrecen bajos más potentes y mejoran la reproducción de frecuencias bajas.</text:p>
            </text:list-item>
          </text:list>
        </text:list-item>
        <text:list-item>
          <text:p text:style-name="P20"><text:span text:style-name="Strong_20_Emphasis"><text:span text:style-name="T1">Tecnología de Graves Mejorada:</text:span></text:span></text:p>
          <text:list>
            <text:list-item>
              <text:p text:style-name="P15">Algunos altavoces incorporan tecnologías específicas para mejorar la reproducción de bajos, como radiadores pasivos o tecnologías de realce de graves.</text:p>
            </text:list-item>
          </text:list>
        </text:list-item>
        <text:list-item>
          <text:p text:style-name="P20"><text:span text:style-name="Strong_20_Emphasis"><text:span text:style-name="T1">Ecualización y Perfiles de Sonido:</text:span></text:span></text:p>
          <text:list>
            <text:list-item>
              <text:p text:style-name="P15">Algunos altavoces permiten ajustar la ecualización o seleccionar perfiles de sonido predefinidos para adaptarse a diferentes tipos de contenido o preferencias del usuario.</text:p>
            </text:list-item>
          </text:list>
        </text:list-item>
        <text:list-item>
          <text:p text:style-name="P20"><text:span text:style-name="Strong_20_Emphasis"><text:span text:style-name="T1">Tweeters y Woofers:</text:span></text:span></text:p>
          <text:list>
            <text:list-item>
              <text:p text:style-name="P15">Los tweeters están diseñados para manejar frecuencias altas, mientras que los woofers se especializan en frecuencias bajas. La combinación de ambos mejora la reproducción de todo el rango de frecuencias.</text:p>
            </text:list-item>
          </text:list>
        </text:list-item>
        <text:list-item>
          <text:p text:style-name="P20"><text:span text:style-name="Strong_20_Emphasis"><text:span text:style-name="T1">Amplificación Integrada:</text:span></text:span></text:p>
          <text:list>
            <text:list-item>
              <text:p text:style-name="P15">Los altavoces activos cuentan con amplificación integrada, eliminando la necesidad de un amplificador externo. Los altavoces pasivos requieren un amplificador externo para funcionar.</text:p>
            </text:list-item>
          </text:list>
        </text:list-item>
        <text:list-item>
          <text:p text:style-name="P20"><text:span text:style-name="Strong_20_Emphasis"><text:span text:style-name="T1">Tecnología Bluetooth y Conectividad NFC:</text:span></text:span></text:p>
          <text:list>
            <text:list-item>
              <text:p text:style-name="P15">Algunos altavoces permiten la conexión inalámbrica a través de Bluetooth, facilitando la reproducción de audio desde dispositivos compatibles. La tecnología NFC (Near Field Communication) puede simplificar el proceso de emparejamiento.</text:p>
            </text:list-item>
          </text:list>
        </text:list-item>
        <text:list-item>
          <text:p text:style-name="P20"><text:span text:style-name="Strong_20_Emphasis"><text:span text:style-name="T1">Control Remoto y Paneles Táctiles:</text:span></text:span></text:p>
          <text:list>
            <text:list-item>
              <text:p text:style-name="P15">Algunos sistemas de altavoces incluyen controles remotos o paneles táctiles en los altavoces para facilitar el ajuste del volumen, cambio de pistas, etc.</text:p>
            </text:list-item>
          </text:list>
        </text:list-item>
        <text:list-item>
          <text:p text:style-name="P20"><text:span text:style-name="Strong_20_Emphasis"><text:span text:style-name="T1">Tecnología de Reducción de Ruido:</text:span></text:span></text:p>
          <text:list>
            <text:list-item>
              <text:p text:style-name="P15">Algunos altavoces incorporan tecnologías para reducir el ruido y mejorar la claridad del sonido, especialmente en entornos ruidosos.</text:p>
            </text:list-item>
          </text:list>
        </text:list-item>
        <text:list-item>
          <text:p text:style-name="P20"><text:span text:style-name="Strong_20_Emphasis"><text:span text:style-name="T1">Luces y Efectos Visuales:</text:span></text:span></text:p>
          <text:list>
            <text:list-item>
              <text:p text:style-name="P15"><text:soft-page-break/>Algunos altavoces, especialmente aquellos diseñados para juegos, pueden incorporar luces LED y efectos visuales para agregar un elemento estético.</text:p>
            </text:list-item>
          </text:list>
        </text:list-item>
        <text:list-item>
          <text:p text:style-name="P20"><text:span text:style-name="Strong_20_Emphasis"><text:span text:style-name="T1">Compatibilidad con Audio de Alta Resolución:</text:span></text:span></text:p>
          <text:list>
            <text:list-item>
              <text:p text:style-name="P15">Algunos altavoces son compatibles con audio de alta resolución para proporcionar una calidad de sonido superior.</text:p>
            </text:list-item>
          </text:list>
        </text:list-item>
        <text:list-item>
          <text:p text:style-name="P20"><text:span text:style-name="Strong_20_Emphasis"><text:span text:style-name="T1">Tecnología de Asistentes de Voz:</text:span></text:span></text:p>
          <text:list>
            <text:list-item>
              <text:p text:style-name="P15">Algunos altavoces pueden integrarse con asistentes de voz como Google Assistant, Amazon Alexa o Siri.</text:p>
            </text:list-item>
          </text:list>
        </text:list-item>
        <text:list-item>
          <text:p text:style-name="P20"><text:span text:style-name="Strong_20_Emphasis"><text:span text:style-name="T1">Micrófono Incorporado:</text:span></text:span></text:p>
          <text:list>
            <text:list-item>
              <text:p text:style-name="P16">Algunos altavoces incorporan micrófonos para facilitar llamadas y conferencias en línea.</text:p>
            </text:list-item>
          </text:list>
        </text:list-item>
      </text:list>
      <text:p text:style-name="P1">La elección de altavoces para PC dependerá de las necesidades del usuario, el espacio disponible y las preferencias personales en términos de calidad de sonido y funciones adicionales.</text:p>
      <text:p text:style-name="P2"><draw:frame draw:style-name="fr1" draw:name="Imagen2" text:anchor-type="as-char" svg:width="0.635cm" svg:height="0.635cm" draw:z-index="2"><draw:image xlink:href="Pictures/100000000000007800000078EDC3B169886C47E9.png" xlink:type="simple" xlink:show="embed" xlink:actuate="onLoad" draw:mime-type="image/png"/><svg:title>User</svg:title></draw:frame></text:p>
      <text:p text:style-name="P2">Tú</text:p>
      <text:p text:style-name="P2">Tecnologías de micrófonos</text:p>
      <text:p text:style-name="P3">ChatGPT</text:p>
      <text:p text:style-name="P1">Los micrófonos han evolucionado significativamente con el tiempo, y existen diversas tecnologías y características asociadas con estos dispositivos de captura de audio. Aquí hay algunas tecnologías comunes relacionadas con micrófonos:</text:p>
      <text:list text:style-name="L4">
        <text:list-item>
          <text:p text:style-name="P22"><text:span text:style-name="Strong_20_Emphasis"><text:span text:style-name="T1">Tipo de Micrófono:</text:span></text:span></text:p>
          <text:list>
            <text:list-item>
              <text:p text:style-name="P23"><text:span text:style-name="Strong_20_Emphasis"><text:span text:style-name="T1">Micrófonos de Condensador:</text:span></text:span><text:span text:style-name="T1"> Son sensibles y capturan sonidos con gran detalle. Son comúnmente utilizados en estudios de grabación y para aplicaciones de alta calidad.</text:span></text:p>
            </text:list-item>
            <text:list-item>
              <text:p text:style-name="P23"><text:span text:style-name="Strong_20_Emphasis"><text:span text:style-name="T1">Micrófonos Dinámicos:</text:span></text:span><text:span text:style-name="T1"> Son robustos y menos sensibles, ideales para entornos ruidosos o para la captura de sonidos de alta presión, como instrumentos musicales en vivo.</text:span></text:p>
            </text:list-item>
            <text:list-item>
              <text:p text:style-name="P23"><text:span text:style-name="Strong_20_Emphasis"><text:span text:style-name="T1">Micrófonos de Cinta:</text:span></text:span><text:span text:style-name="T1"> Utilizan una cinta delgada para capturar el sonido y son conocidos por producir un sonido suave y cálido. Suelen ser utilizados en estudios profesionales.</text:span></text:p>
            </text:list-item>
          </text:list>
        </text:list-item>
        <text:list-item>
          <text:p text:style-name="P22"><text:span text:style-name="Strong_20_Emphasis"><text:span text:style-name="T1">Patrones de Captación:</text:span></text:span></text:p>
          <text:list>
            <text:list-item>
              <text:p text:style-name="P23"><text:span text:style-name="Strong_20_Emphasis"><text:span text:style-name="T1">Omnidireccional:</text:span></text:span><text:span text:style-name="T1"> Capturan el sonido desde todas las direcciones.</text:span></text:p>
            </text:list-item>
            <text:list-item>
              <text:p text:style-name="P23"><text:soft-page-break/><text:span text:style-name="Strong_20_Emphasis"><text:span text:style-name="T1">Unidireccional (cardioide):</text:span></text:span><text:span text:style-name="T1"> Capturan principalmente el sonido de una dirección, siendo más sensibles desde la parte frontal.</text:span></text:p>
            </text:list-item>
            <text:list-item>
              <text:p text:style-name="P23"><text:span text:style-name="Strong_20_Emphasis"><text:span text:style-name="T1">Bidireccional (figure-eight):</text:span></text:span><text:span text:style-name="T1"> Capturan el sonido desde la parte frontal y trasera, pero no desde los lados.</text:span></text:p>
            </text:list-item>
            <text:list-item>
              <text:p text:style-name="P23"><text:span text:style-name="Strong_20_Emphasis"><text:span text:style-name="T1">Super-cardioide e Hipercardioide:</text:span></text:span><text:span text:style-name="T1"> Variantes más estrechas del patrón cardioide, capturan menos sonido de los lados.</text:span></text:p>
            </text:list-item>
          </text:list>
        </text:list-item>
        <text:list-item>
          <text:p text:style-name="P22"><text:span text:style-name="Strong_20_Emphasis"><text:span text:style-name="T1">Conectividad:</text:span></text:span></text:p>
          <text:list>
            <text:list-item>
              <text:p text:style-name="P23"><text:span text:style-name="Strong_20_Emphasis"><text:span text:style-name="T1">Conexión USB:</text:span></text:span><text:span text:style-name="T1"> Los micrófonos USB se conectan directamente a un puerto USB de la computadora, eliminando la necesidad de interfaces de audio externas.</text:span></text:p>
            </text:list-item>
            <text:list-item>
              <text:p text:style-name="P23"><text:span text:style-name="Strong_20_Emphasis"><text:span text:style-name="T1">Conexión XLR:</text:span></text:span><text:span text:style-name="T1"> Los micrófonos con conectividad XLR requieren interfaces de audio o mezcladores para conectarse a la computadora.</text:span></text:p>
            </text:list-item>
          </text:list>
        </text:list-item>
        <text:list-item>
          <text:p text:style-name="P22"><text:span text:style-name="Strong_20_Emphasis"><text:span text:style-name="T1">Cancelación de Ruido:</text:span></text:span></text:p>
          <text:list>
            <text:list-item>
              <text:p text:style-name="P17">Algunos micrófonos incorporan tecnologías de cancelación de ruido para reducir interferencias no deseadas durante la grabación.</text:p>
            </text:list-item>
          </text:list>
        </text:list-item>
        <text:list-item>
          <text:p text:style-name="P22"><text:span text:style-name="Strong_20_Emphasis"><text:span text:style-name="T1">Filtros Pasaaltos y Pasa Bajos:</text:span></text:span></text:p>
          <text:list>
            <text:list-item>
              <text:p text:style-name="P17">Permiten ajustar la respuesta de frecuencia del micrófono para adaptarse mejor al entorno o al tipo de fuente de sonido.</text:p>
            </text:list-item>
          </text:list>
        </text:list-item>
        <text:list-item>
          <text:p text:style-name="P22"><text:span text:style-name="Strong_20_Emphasis"><text:span text:style-name="T1">Suspensión Elástica y Amortiguadores de Choque:</text:span></text:span></text:p>
          <text:list>
            <text:list-item>
              <text:p text:style-name="P17">Ayudan a reducir el ruido transmitido por vibraciones o movimientos del micrófono.</text:p>
            </text:list-item>
          </text:list>
        </text:list-item>
        <text:list-item>
          <text:p text:style-name="P22"><text:span text:style-name="Strong_20_Emphasis"><text:span text:style-name="T1">Tecnología Electret:</text:span></text:span></text:p>
          <text:list>
            <text:list-item>
              <text:p text:style-name="P17">Micrófonos electret utilizan un material electret que conserva una carga eléctrica constante, mejorando la sensibilidad y reduciendo el ruido.</text:p>
            </text:list-item>
          </text:list>
        </text:list-item>
        <text:list-item>
          <text:p text:style-name="P22"><text:span text:style-name="Strong_20_Emphasis"><text:span text:style-name="T1">Alimentación Fantasma (Phantom Power):</text:span></text:span></text:p>
          <text:list>
            <text:list-item>
              <text:p text:style-name="P17">Necesaria para algunos micrófonos de condensador, proporciona energía eléctrica a través de la conexión XLR para alimentar el micrófono.</text:p>
            </text:list-item>
          </text:list>
        </text:list-item>
        <text:list-item>
          <text:p text:style-name="P22"><text:span text:style-name="Strong_20_Emphasis"><text:span text:style-name="T1">Tecnología de Condensador Electrostático:</text:span></text:span></text:p>
          <text:list>
            <text:list-item>
              <text:p text:style-name="P17">Utilizada en micrófonos de condensador, esta tecnología utiliza un condensador para convertir las variaciones de presión del sonido en señales eléctricas.</text:p>
            </text:list-item>
          </text:list>
        </text:list-item>
        <text:list-item>
          <text:p text:style-name="P22"><text:span text:style-name="Strong_20_Emphasis"><text:span text:style-name="T1">Micrófonos de Campo Cercano (Boundary Microphones):</text:span></text:span></text:p>
          <text:list>
            <text:list-item>
              <text:p text:style-name="P17">Diseñados para capturar sonido en un área específica y son comúnmente utilizados en conferencias y reuniones.</text:p>
            </text:list-item>
          </text:list>
        </text:list-item>
        <text:list-item>
          <text:p text:style-name="P22"><text:span text:style-name="Strong_20_Emphasis"><text:span text:style-name="T1">Micrófonos Lavalier y de Solapa:</text:span></text:span></text:p>
          <text:list>
            <text:list-item>
              <text:p text:style-name="P17"><text:soft-page-break/>Pequeños micrófonos que se pueden sujetar a la ropa, diseñados para ser discretos y portátiles.</text:p>
            </text:list-item>
          </text:list>
        </text:list-item>
        <text:list-item>
          <text:p text:style-name="P22"><text:span text:style-name="Strong_20_Emphasis"><text:span text:style-name="T1">Micrófonos USB de Estudio:</text:span></text:span></text:p>
          <text:list>
            <text:list-item>
              <text:p text:style-name="P17">Micrófonos de alta calidad diseñados para grabaciones de estudio, a menudo utilizados para podcasts, transmisiones y grabaciones profesionales.</text:p>
            </text:list-item>
          </text:list>
        </text:list-item>
        <text:list-item>
          <text:p text:style-name="P22"><text:span text:style-name="Strong_20_Emphasis"><text:span text:style-name="T1">Compatibilidad con Smartphones y Dispositivos Móviles:</text:span></text:span></text:p>
          <text:list>
            <text:list-item>
              <text:p text:style-name="P17">Algunos micrófonos están diseñados para conectarse directamente a dispositivos móviles para mejorar la calidad del audio en grabaciones y videollamadas.</text:p>
            </text:list-item>
          </text:list>
        </text:list-item>
        <text:list-item>
          <text:p text:style-name="P22"><text:span text:style-name="Strong_20_Emphasis"><text:span text:style-name="T1">Tecnología Bluetooth:</text:span></text:span></text:p>
          <text:list>
            <text:list-item>
              <text:p text:style-name="P18">Algunos micrófonos se conectan de forma inalámbrica mediante la tecnología Bluetooth, facilitando la movilidad y la conexión con dispositivos compatibles.</text:p>
            </text:list-item>
          </text:list>
        </text:list-item>
      </text:list>
      <text:p text:style-name="P1">La elección del micrófono dependerá del uso previsto, la calidad de grabación deseada y las preferencias del usuario en términos de conectividad y características específicas.</text:p>
      <text:p text:style-name="P4"><text:a xlink:type="simple" xlink:href="https://www.xataka.com/seleccion/silla-gaming-que-va-a-triunfar-navidad-tiene-bluetooth-altavoces-tiene-lidl-150-euros" text:style-name="Internet_20_link" text:visited-style-name="Visited_20_Internet_20_Link"/></text:p>
      <text:p text:style-name="P4"><text:a xlink:type="simple" xlink:href="https://www.xataka.com/seleccion/silla-gaming-que-va-a-triunfar-navidad-tiene-bluetooth-altavoces-tiene-lidl-150-euros" text:style-name="Internet_20_link" text:visited-style-name="Visited_20_Internet_20_Link">https://www.xataka.com/seleccion/silla-gaming-que-va-a-triunfar-navidad-tiene-bluetooth-altavoces-tiene-lidl-150-euros</text:a></text:p>
      <text:p text:style-name="P4"/>
      <text:p text:style-name="P7">Ejercicio:</text:p>
      <text:p text:style-name="P7"><draw:custom-shape text:anchor-type="paragraph" draw:z-index="0" draw:name="Forma 1" draw:style-name="gr1" svg:width="16.59cm" svg:height="1.615cm" svg:x="-0.231cm" svg:y="0.279cm"><text:p/><draw:enhanced-geometry svg:viewBox="0 0 21600 21600" draw:type="rectangle" draw:enhanced-path="M 0 0 L 21600 0 21600 21600 0 21600 0 0 Z N"/></draw:custom-shape><text:s/><text:line-break/>Generar tablas con características e imágenes sobre cada uno de los diferentes tipos de <text:span text:style-name="T4">auriculares, tarjetas de sonido, altavoces, ..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05:22.837309852</meta:creation-date>
    <dc:date>2024-01-21T20:12:33.761470293</dc:date>
    <meta:editing-duration>PT3H42M8S</meta:editing-duration>
    <meta:editing-cycles>10</meta:editing-cycles>
    <meta:generator>LibreOffice/7.6.2.1$Linux_X86_64 LibreOffice_project/56f7684011345957bbf33a7ee678afaf4d2ba333</meta:generator>
    <meta:document-statistic meta:table-count="0" meta:image-count="2" meta:object-count="0" meta:page-count="8" meta:paragraph-count="145" meta:word-count="2003" meta:character-count="13683" meta:non-whitespace-character-count="11940"/>
  </office:meta>
</office:document-meta>
</file>